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5cm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23" style:family="graphic" style:parent-style-name="objectwithoutfill">
      <style:graphic-properties svg:stroke-width="0.04cm" svg:stroke-color="#000000" draw:marker-start="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2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21cm" fo:min-width="0.21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5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5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5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5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5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6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7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7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7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7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7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7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7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7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7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7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8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8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8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8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8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8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8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AVL tre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1" draw:layer="layout" svg:width="5.5cm" svg:height="1.6cm" svg:x="0cm" svg:y="-2.2cm">
          <text:p text:style-name="P1"><text:span text:style-name="T1">Balance factor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xml:id="id1" draw:id="id1" draw:layer="layout" svg:width="1.5cm" svg:height="1.5cm" svg:x="8.1cm" svg:y="7.302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" draw:id="id2" draw:layer="layout" svg:width="1.5cm" svg:height="1.5cm" svg:x="7cm" svg:y="9.802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8.319cm" svg:y1="8.583cm" svg:x2="7.75cm" svg:y2="9.802cm" draw:start-shape="id1" draw:start-glue-point="7" draw:end-shape="id2" draw:end-glue-point="4" svg:d="M8319 8583l-569 1219" svg:viewBox="0 0 570 1220">
            <text:p/>
          </draw:connector>
          <draw:custom-shape draw:style-name="gr3" draw:text-style-name="P3" xml:id="id3" draw:id="id3" draw:layer="layout" svg:width="1.5cm" svg:height="1.5cm" svg:x="10.199cm" svg:y="5.1cm">
            <text:p text:style-name="P2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0.418cm" svg:y1="6.381cm" svg:x2="8.85cm" svg:y2="7.302cm" draw:start-shape="id3" draw:start-glue-point="7" draw:end-shape="id1" draw:end-glue-point="4" svg:d="M10418 6381l-1568 921" svg:viewBox="0 0 1569 922">
            <text:p/>
          </draw:connector>
          <draw:connector draw:style-name="gr4" draw:text-style-name="P4" draw:layer="layout" draw:type="line" svg:x1="11.48cm" svg:y1="6.381cm" svg:x2="13.049cm" svg:y2="7.302cm" draw:start-shape="id3" draw:start-glue-point="9" draw:end-shape="id4" draw:end-glue-point="4" svg:d="M11480 6381l1569 921" svg:viewBox="0 0 1570 922">
            <text:p/>
          </draw:connector>
          <draw:custom-shape draw:style-name="gr3" draw:text-style-name="P3" xml:id="id4" draw:id="id4" draw:layer="layout" svg:width="1.5cm" svg:height="1.5cm" svg:x="12.299cm" svg:y="7.302cm">
            <text:p text:style-name="P2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6" draw:id="id6" draw:layer="layout" svg:width="1.5cm" svg:height="1.5cm" svg:x="16.502cm" svg:y="7.302cm">
            <text:p text:style-name="P2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5" draw:id="id5" draw:layer="layout" svg:width="1.5cm" svg:height="1.5cm" svg:x="18.601cm" svg:y="5.1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8.82cm" svg:y1="6.381cm" svg:x2="17.252cm" svg:y2="7.302cm" draw:start-shape="id5" draw:start-glue-point="7" draw:end-shape="id6" draw:end-glue-point="4" svg:d="M18820 6381l-1568 921" svg:viewBox="0 0 1569 922">
            <text:p/>
          </draw:connector>
          <draw:connector draw:style-name="gr4" draw:text-style-name="P4" draw:layer="layout" draw:type="line" svg:x1="19.882cm" svg:y1="6.381cm" svg:x2="21.451cm" svg:y2="7.302cm" draw:start-shape="id5" draw:start-glue-point="9" draw:end-shape="id7" draw:end-glue-point="4" svg:d="M19882 6381l1569 921" svg:viewBox="0 0 1570 922">
            <text:p/>
          </draw:connector>
          <draw:custom-shape draw:style-name="gr3" draw:text-style-name="P3" xml:id="id7" draw:id="id7" draw:layer="layout" svg:width="1.5cm" svg:height="1.5cm" svg:x="20.701cm" svg:y="7.302cm">
            <text:p text:style-name="P2">1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4.619cm" svg:y1="4.481cm" svg:x2="10.949cm" svg:y2="5.1cm" draw:start-shape="id8" draw:start-glue-point="7" draw:end-shape="id3" draw:end-glue-point="4" svg:d="M14619 4481l-3670 619" svg:viewBox="0 0 3671 620">
            <text:p/>
          </draw:connector>
          <draw:custom-shape draw:style-name="gr3" draw:text-style-name="P3" xml:id="id8" draw:id="id8" draw:layer="layout" svg:width="1.5cm" svg:height="1.5cm" svg:x="14.4cm" svg:y="3.2cm">
            <text:p text:style-name="P2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5.681cm" svg:y1="4.481cm" svg:x2="19.351cm" svg:y2="5.1cm" draw:start-shape="id8" draw:start-glue-point="9" draw:end-shape="id5" draw:end-glue-point="4" svg:d="M15681 4481l3670 619" svg:viewBox="0 0 3671 620">
            <text:p/>
          </draw:connector>
          <draw:custom-shape draw:style-name="gr3" draw:text-style-name="P3" xml:id="id9" draw:id="id9" draw:layer="layout" svg:width="1.5cm" svg:height="1.5cm" svg:x="15.402cm" svg:y="9.801cm">
            <text:p text:style-name="P2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6.721cm" svg:y1="8.581cm" svg:x2="16.152cm" svg:y2="9.801cm" draw:end-shape="id9" draw:end-glue-point="4" svg:d="M16721 8581l-569 1220" svg:viewBox="0 0 570 1221">
            <text:p/>
          </draw:connector>
          <draw:custom-shape draw:style-name="gr3" draw:text-style-name="P3" xml:id="id10" draw:id="id10" draw:layer="layout" svg:width="1.5cm" svg:height="1.5cm" svg:x="17.601cm" svg:y="9.801cm">
            <text:p text:style-name="P2">15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7.783cm" svg:y1="8.581cm" svg:x2="18.352cm" svg:y2="9.801cm" draw:end-shape="id10" draw:end-glue-point="4" svg:d="M17783 8581l569 1220" svg:viewBox="0 0 570 1221">
            <text:p/>
          </draw:connector>
          <draw:custom-shape draw:style-name="gr5" draw:text-style-name="P6" draw:layer="layout" svg:width="0.705cm" svg:height="0.75cm" svg:x="19.089cm" svg:y="10.176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705cm" svg:height="0.75cm" svg:x="14.706cm" svg:y="10.176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705cm" svg:height="0.75cm" svg:x="15.664cm" svg:y="7.677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705cm" svg:height="0.75cm" svg:x="22.368cm" svg:y="7.677cm">
            <text:p text:style-name="P5"><text:span text:style-name="T2">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705cm" svg:height="0.75cm" svg:x="20.221cm" svg:y="5.475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0.705cm" svg:height="0.75cm" svg:x="15.663cm" svg:y="7.6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11" draw:id="id11" draw:layer="layout" svg:width="1.5cm" svg:height="1.5cm" svg:x="14.296cm" svg:y="12.3cm">
            <text:p text:style-name="P2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5.615cm" svg:y1="11.08cm" svg:x2="15.046cm" svg:y2="12.3cm" draw:end-shape="id11" draw:end-glue-point="4" svg:d="M15615 11080l-569 1220" svg:viewBox="0 0 570 1221">
            <text:p/>
          </draw:connector>
          <draw:custom-shape draw:style-name="gr3" draw:text-style-name="P3" xml:id="id12" draw:id="id12" draw:layer="layout" svg:width="1.5cm" svg:height="1.5cm" svg:x="16.495cm" svg:y="12.3cm">
            <text:p text:style-name="P2">12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6.677cm" svg:y1="11.08cm" svg:x2="17.246cm" svg:y2="12.3cm" draw:end-shape="id12" draw:end-glue-point="4" svg:d="M16677 11080l569 1220" svg:viewBox="0 0 570 1221">
            <text:p/>
          </draw:connector>
          <draw:custom-shape draw:style-name="gr11" draw:text-style-name="P6" draw:layer="layout" svg:width="0.705cm" svg:height="0.75cm" svg:x="17.983cm" svg:y="12.675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0.705cm" svg:height="0.75cm" svg:x="13.6cm" svg:y="12.675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13" draw:id="id13" draw:layer="layout" svg:width="1.5cm" svg:height="1.5cm" svg:x="21.792cm" svg:y="9.801cm">
            <text:p text:style-name="P2">19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21.974cm" svg:y1="8.582cm" svg:x2="22.543cm" svg:y2="9.801cm" draw:end-shape="id13" draw:end-glue-point="4" svg:d="M21974 8582l569 1219" svg:viewBox="0 0 570 1220">
            <text:p/>
          </draw:connector>
          <draw:custom-shape draw:style-name="gr13" draw:text-style-name="P6" draw:layer="layout" svg:width="0.705cm" svg:height="0.75cm" svg:x="23.292cm" svg:y="10.176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705cm" svg:height="0.75cm" svg:x="6.256cm" svg:y="10.137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0.705cm" svg:height="0.75cm" svg:x="6.255cm" svg:y="10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0.705cm" svg:height="0.75cm" svg:x="7.302cm" svg:y="7.677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705cm" svg:height="0.75cm" svg:x="7.301cm" svg:y="7.6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0.705cm" svg:height="0.75cm" svg:x="13.852cm" svg:y="7.677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draw:layer="layout" svg:width="0.705cm" svg:height="0.75cm" svg:x="13.851cm" svg:y="7.6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0.705cm" svg:height="0.75cm" svg:x="9.313cm" svg:y="5.475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0.705cm" svg:height="0.75cm" svg:x="9.429cm" svg:y="5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6" draw:layer="layout" svg:width="0.705cm" svg:height="0.75cm" svg:x="16.118cm" svg:y="3.575cm">
            <text:p text:style-name="P5"><text:span text:style-name="T2">+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Rotation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" draw:text-style-name="P1" draw:layer="layout" svg:width="5.5cm" svg:height="1.6cm" svg:x="1.528cm" svg:y="1.516cm">
          <text:p text:style-name="P1"><text:span text:style-name="T1">Right rotation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svg:x1="-1.704cm" svg:y1="4.545cm" svg:x2="-5.36cm" svg:y2="5.725cm" svg:d="M-1704 4545c-2742 0-914 1180-3656 1180" svg:viewBox="0 0 3657 1181">
          <text:p/>
        </draw:connector>
        <draw:custom-shape draw:style-name="gr24" draw:text-style-name="P6" draw:layer="layout" svg:width="1.719cm" svg:height="0.75cm" svg:x="-4.591cm" svg:y="3.75cm">
          <text:p text:style-name="P5"><text:span text:style-name="T2">4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cm" svg:height="1.5cm" svg:x="-3.803cm" svg:y="6.435cm">
          <text:p text:style-name="P2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5cm" svg:height="1.5cm" svg:x="-3.803cm" svg:y="6.435cm">
          <text:p text:style-name="P2">A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6" draw:text-style-name="P6" draw:layer="layout" svg:width="1.719cm" svg:height="0.75cm" svg:x="10.504cm" svg:y="14.865cm">
            <text:p text:style-name="P5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1.719cm" svg:height="0.75cm" svg:x="19.109cm" svg:y="14.865cm">
            <text:p text:style-name="P5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xml:id="id14" draw:id="id14" draw:layer="layout" svg:width="1.5cm" svg:height="1.5cm" svg:x="11.91cm" svg:y="5.334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15" draw:id="id15" draw:layer="layout" svg:width="1.5cm" svg:height="1.5cm" svg:x="10.61cm" svg:y="7.835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2.129cm" svg:y1="6.615cm" svg:x2="11.36cm" svg:y2="7.835cm" draw:start-shape="id14" draw:start-glue-point="7" draw:end-shape="id15" draw:end-glue-point="4" svg:d="M12129 6615l-769 1220" svg:viewBox="0 0 770 1221">
              <text:p/>
            </draw:connector>
            <draw:connector draw:style-name="gr4" draw:text-style-name="P4" draw:layer="layout" draw:type="line" svg:x1="13.191cm" svg:y1="6.615cm" svg:x2="13.959cm" svg:y2="7.835cm" draw:start-shape="id14" draw:start-glue-point="9" draw:end-shape="id16" draw:end-glue-point="4" svg:d="M13191 6615l768 1220" svg:viewBox="0 0 769 1221">
              <text:p/>
            </draw:connector>
            <draw:custom-shape draw:style-name="gr3" draw:text-style-name="P3" xml:id="id17" draw:id="id17" draw:layer="layout" svg:width="1.5cm" svg:height="1.5cm" svg:x="9.316cm" svg:y="10.336cm">
              <text:p text:style-name="P2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0.835cm" svg:y1="9.116cm" svg:x2="10.066cm" svg:y2="10.336cm" draw:end-shape="id17" draw:end-glue-point="4" svg:d="M10835 9116l-769 1220" svg:viewBox="0 0 770 1221">
              <text:p/>
            </draw:connector>
            <draw:connector draw:style-name="gr4" draw:text-style-name="P4" draw:layer="layout" draw:type="line" svg:x1="11.897cm" svg:y1="9.116cm" svg:x2="12.665cm" svg:y2="10.336cm" draw:end-shape="id18" draw:end-glue-point="4" svg:d="M11897 9116l768 1220" svg:viewBox="0 0 769 1221">
              <text:p/>
            </draw:connector>
            <draw:custom-shape draw:style-name="gr25" draw:text-style-name="P3" xml:id="id16" draw:id="id16" draw:layer="layout" svg:width="1.5cm" svg:height="1.5cm" svg:x="13.209cm" svg:y="7.835cm">
              <text:p text:style-name="P2">D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xml:id="id18" draw:id="id18" draw:layer="layout" svg:width="1.5cm" svg:height="1.5cm" svg:x="11.915cm" svg:y="10.336cm">
              <text:p text:style-name="P2">C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4" draw:text-style-name="P4" draw:layer="layout" draw:type="line" svg:x1="9.536cm" svg:y1="11.617cm" svg:x2="8.767cm" svg:y2="12.837cm" draw:end-shape="id19" draw:end-glue-point="4" svg:d="M9536 11617l-769 1220" svg:viewBox="0 0 770 1221">
              <text:p/>
            </draw:connector>
            <draw:connector draw:style-name="gr4" draw:text-style-name="P4" draw:layer="layout" draw:type="line" svg:x1="10.598cm" svg:y1="11.617cm" svg:x2="11.366cm" svg:y2="12.837cm" draw:end-shape="id20" draw:end-glue-point="4" svg:d="M10598 11617l768 1220" svg:viewBox="0 0 769 1221">
              <text:p/>
            </draw:connector>
            <draw:custom-shape draw:style-name="gr25" draw:text-style-name="P3" xml:id="id20" draw:id="id20" draw:layer="layout" svg:width="1.5cm" svg:height="1.5cm" svg:x="10.616cm" svg:y="12.837cm">
              <text:p text:style-name="P2">B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xml:id="id19" draw:id="id19" draw:layer="layout" svg:width="1.5cm" svg:height="1.5cm" svg:x="8.017cm" svg:y="12.837cm">
              <text:p text:style-name="P2">A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6" draw:layer="layout" svg:width="0.872cm" svg:height="0.75cm" svg:x="10.806cm" svg:y="5.709cm">
              <text:p text:style-name="P5"><text:span text:style-name="T2">-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6" draw:layer="layout" svg:width="0.872cm" svg:height="0.75cm" svg:x="9.509cm" svg:y="8.21cm">
              <text:p text:style-name="P5"><text:span text:style-name="T2">-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3" xml:id="id21" draw:id="id21" draw:layer="layout" svg:width="1.5cm" svg:height="1.5cm" svg:x="17.119cm" svg:y="8.934cm">
              <text:p text:style-name="P2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7.338cm" svg:y1="10.215cm" svg:x2="16.769cm" svg:y2="11.435cm" draw:start-shape="id21" draw:start-glue-point="7" svg:d="M17338 10215l-569 1220" svg:viewBox="0 0 570 1221">
              <text:p/>
            </draw:connector>
            <draw:connector draw:style-name="gr4" draw:text-style-name="P4" draw:layer="layout" draw:type="line" svg:x1="18.4cm" svg:y1="10.215cm" svg:x2="18.969cm" svg:y2="11.435cm" draw:start-shape="id21" draw:start-glue-point="9" svg:d="M18400 10215l569 1220" svg:viewBox="0 0 570 1221">
              <text:p/>
            </draw:connector>
            <draw:custom-shape draw:style-name="gr3" draw:text-style-name="P3" xml:id="id22" draw:id="id22" draw:layer="layout" svg:width="1.5cm" svg:height="1.5cm" svg:x="19.218cm" svg:y="6.733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9.437cm" svg:y1="8.014cm" svg:x2="17.869cm" svg:y2="8.934cm" draw:start-shape="id22" draw:start-glue-point="7" draw:end-shape="id21" draw:end-glue-point="4" svg:d="M19437 8014l-1568 920" svg:viewBox="0 0 1569 921">
              <text:p/>
            </draw:connector>
            <draw:connector draw:style-name="gr4" draw:text-style-name="P4" draw:layer="layout" draw:type="line" svg:x1="20.499cm" svg:y1="8.014cm" svg:x2="22.068cm" svg:y2="8.936cm" draw:start-shape="id22" draw:start-glue-point="9" draw:end-shape="id23" draw:end-glue-point="4" svg:d="M20499 8014l1569 922" svg:viewBox="0 0 1570 923">
              <text:p/>
            </draw:connector>
            <draw:custom-shape draw:style-name="gr3" draw:text-style-name="P3" xml:id="id23" draw:id="id23" draw:layer="layout" svg:width="1.5cm" svg:height="1.5cm" svg:x="21.318cm" svg:y="8.936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1.537cm" svg:y1="10.217cm" svg:x2="20.968cm" svg:y2="11.437cm" draw:start-shape="id23" draw:start-glue-point="7" svg:d="M21537 10217l-569 1220" svg:viewBox="0 0 570 1221">
              <text:p/>
            </draw:connector>
            <draw:connector draw:style-name="gr4" draw:text-style-name="P4" draw:layer="layout" draw:type="line" svg:x1="22.599cm" svg:y1="10.217cm" svg:x2="23.168cm" svg:y2="11.437cm" draw:start-shape="id23" draw:start-glue-point="9" svg:d="M22599 10217l569 1220" svg:viewBox="0 0 570 1221">
              <text:p/>
            </draw:connector>
            <draw:custom-shape draw:style-name="gr25" draw:text-style-name="P3" draw:layer="layout" svg:width="1.5cm" svg:height="1.5cm" svg:x="16.019cm" svg:y="11.435cm">
              <text:p text:style-name="P2">A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draw:layer="layout" svg:width="1.5cm" svg:height="1.5cm" svg:x="18.218cm" svg:y="11.435cm">
              <text:p text:style-name="P2">B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draw:layer="layout" svg:width="1.5cm" svg:height="1.5cm" svg:x="20.218cm" svg:y="11.437cm">
              <text:p text:style-name="P2">C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draw:layer="layout" svg:width="1.5cm" svg:height="1.5cm" svg:x="22.417cm" svg:y="11.437cm">
              <text:p text:style-name="P2">D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6" draw:layer="layout" svg:width="0.872cm" svg:height="0.75cm" svg:x="18.246cm" svg:y="7.108cm">
              <text:p text:style-name="P5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5" draw:style-name="dp1" draw:master-page-name="Default">
        <draw:custom-shape draw:style-name="gr2" draw:text-style-name="P1" draw:layer="layout" svg:width="5.5cm" svg:height="1.6cm" svg:x="0cm" svg:y="-2.2cm">
          <text:p text:style-name="P1"><text:span text:style-name="T1">Left rotation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svg:x1="-1.704cm" svg:y1="4.545cm" svg:x2="-5.36cm" svg:y2="5.725cm" svg:d="M-1704 4545c-2742 0-914 1180-3656 1180" svg:viewBox="0 0 3657 1181">
          <text:p/>
        </draw:connector>
        <draw:custom-shape draw:style-name="gr31" draw:text-style-name="P6" draw:layer="layout" svg:width="1.719cm" svg:height="0.75cm" svg:x="-4.591cm" svg:y="3.75cm">
          <text:p text:style-name="P5"><text:span text:style-name="T2">4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cm" svg:height="1.5cm" svg:x="-3.803cm" svg:y="6.435cm">
          <text:p text:style-name="P2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5cm" svg:height="1.5cm" svg:x="-3.803cm" svg:y="6.435cm">
          <text:p text:style-name="P2">A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32" draw:text-style-name="P6" draw:layer="layout" svg:width="1.719cm" svg:height="0.75cm" svg:x="10.504cm" svg:y="14.865cm">
            <text:p text:style-name="P5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6" draw:layer="layout" svg:width="1.719cm" svg:height="0.75cm" svg:x="19.109cm" svg:y="14.865cm">
            <text:p text:style-name="P5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xml:id="id24" draw:id="id24" draw:layer="layout" svg:width="1.5cm" svg:height="1.5cm" svg:x="9.316cm" svg:y="5.334cm">
              <text:p text:style-name="P2">1</text:p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25" draw:id="id25" draw:layer="layout" svg:width="1.5cm" svg:height="1.5cm" svg:x="10.616cm" svg:y="7.835cm">
              <text:p text:style-name="P2">2</text:p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0.598cm" svg:y1="6.615cm" svg:x2="11.367cm" svg:y2="7.835cm" draw:start-shape="id24" draw:start-glue-point="7" draw:end-shape="id25" draw:end-glue-point="4" svg:d="M10598 6615l769 1220" svg:viewBox="0 0 770 1221">
              <text:p/>
            </draw:connector>
            <draw:connector draw:style-name="gr4" draw:text-style-name="P4" draw:layer="layout" draw:type="line" svg:x1="9.536cm" svg:y1="6.615cm" svg:x2="8.768cm" svg:y2="7.835cm" draw:start-shape="id24" draw:start-glue-point="9" draw:end-shape="id26" draw:end-glue-point="4" svg:d="M9536 6615l-768 1220" svg:viewBox="0 0 769 1221">
              <text:p/>
            </draw:connector>
            <draw:custom-shape draw:style-name="gr3" draw:text-style-name="P3" xml:id="id27" draw:id="id27" draw:layer="layout" svg:width="1.5cm" svg:height="1.5cm" svg:x="11.91cm" svg:y="10.336cm">
              <text:p text:style-name="P2">3</text:p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1.891cm" svg:y1="9.116cm" svg:x2="12.661cm" svg:y2="10.336cm" draw:end-shape="id27" draw:end-glue-point="4" svg:d="M11891 9116l770 1220" svg:viewBox="0 0 771 1221">
              <text:p/>
            </draw:connector>
            <draw:connector draw:style-name="gr4" draw:text-style-name="P4" draw:layer="layout" draw:type="line" svg:x1="10.829cm" svg:y1="9.116cm" svg:x2="10.062cm" svg:y2="10.336cm" draw:end-shape="id28" draw:end-glue-point="4" svg:d="M10829 9116l-767 1220" svg:viewBox="0 0 768 1221">
              <text:p/>
            </draw:connector>
            <draw:custom-shape draw:style-name="gr25" draw:text-style-name="P3" xml:id="id26" draw:id="id26" draw:layer="layout" svg:width="1.5cm" svg:height="1.5cm" svg:x="8.017cm" svg:y="7.835cm">
              <text:p text:style-name="P2">A</text:p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xml:id="id28" draw:id="id28" draw:layer="layout" svg:width="1.5cm" svg:height="1.5cm" svg:x="9.311cm" svg:y="10.336cm">
              <text:p text:style-name="P2">B</text:p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4" draw:text-style-name="P4" draw:layer="layout" draw:type="line" svg:x1="13.19cm" svg:y1="11.617cm" svg:x2="13.96cm" svg:y2="12.837cm" draw:end-shape="id29" draw:end-glue-point="4" svg:d="M13190 11617l770 1220" svg:viewBox="0 0 771 1221">
              <text:p/>
            </draw:connector>
            <draw:connector draw:style-name="gr4" draw:text-style-name="P4" draw:layer="layout" draw:type="line" svg:x1="12.128cm" svg:y1="11.617cm" svg:x2="11.361cm" svg:y2="12.837cm" draw:end-shape="id30" draw:end-glue-point="4" svg:d="M12128 11617l-767 1220" svg:viewBox="0 0 768 1221">
              <text:p/>
            </draw:connector>
            <draw:custom-shape draw:style-name="gr25" draw:text-style-name="P3" xml:id="id30" draw:id="id30" draw:layer="layout" svg:width="1.5cm" svg:height="1.5cm" svg:x="10.61cm" svg:y="12.837cm">
              <text:p text:style-name="P2">C</text:p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xml:id="id29" draw:id="id29" draw:layer="layout" svg:width="1.5cm" svg:height="1.5cm" svg:x="13.209cm" svg:y="12.837cm">
              <text:p text:style-name="P2">D</text:p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4" draw:text-style-name="P6" draw:layer="layout" svg:width="0.872cm" svg:height="0.75cm" svg:x="11.048cm" svg:y="5.709cm">
              <text:p text:style-name="P5"><text:span text:style-name="T2">+2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" draw:text-style-name="P6" draw:layer="layout" svg:width="0.872cm" svg:height="0.75cm" svg:x="12.345cm" svg:y="8.21cm">
              <text:p text:style-name="P5"><text:span text:style-name="T2">+1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" draw:text-style-name="P3" xml:id="id31" draw:id="id31" draw:layer="layout" svg:width="1.5cm" svg:height="1.5cm" svg:x="17.119cm" svg:y="8.934cm">
              <text:p text:style-name="P2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7.338cm" svg:y1="10.215cm" svg:x2="16.769cm" svg:y2="11.435cm" draw:start-shape="id31" draw:start-glue-point="7" svg:d="M17338 10215l-569 1220" svg:viewBox="0 0 570 1221">
              <text:p/>
            </draw:connector>
            <draw:connector draw:style-name="gr4" draw:text-style-name="P4" draw:layer="layout" draw:type="line" svg:x1="18.4cm" svg:y1="10.215cm" svg:x2="18.969cm" svg:y2="11.435cm" draw:start-shape="id31" draw:start-glue-point="9" svg:d="M18400 10215l569 1220" svg:viewBox="0 0 570 1221">
              <text:p/>
            </draw:connector>
            <draw:custom-shape draw:style-name="gr3" draw:text-style-name="P3" xml:id="id32" draw:id="id32" draw:layer="layout" svg:width="1.5cm" svg:height="1.5cm" svg:x="19.218cm" svg:y="6.733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9.437cm" svg:y1="8.014cm" svg:x2="17.869cm" svg:y2="8.934cm" draw:start-shape="id32" draw:start-glue-point="7" draw:end-shape="id31" draw:end-glue-point="4" svg:d="M19437 8014l-1568 920" svg:viewBox="0 0 1569 921">
              <text:p/>
            </draw:connector>
            <draw:connector draw:style-name="gr4" draw:text-style-name="P4" draw:layer="layout" draw:type="line" svg:x1="20.499cm" svg:y1="8.014cm" svg:x2="22.068cm" svg:y2="8.936cm" draw:start-shape="id32" draw:start-glue-point="9" draw:end-shape="id33" draw:end-glue-point="4" svg:d="M20499 8014l1569 922" svg:viewBox="0 0 1570 923">
              <text:p/>
            </draw:connector>
            <draw:custom-shape draw:style-name="gr3" draw:text-style-name="P3" xml:id="id33" draw:id="id33" draw:layer="layout" svg:width="1.5cm" svg:height="1.5cm" svg:x="21.318cm" svg:y="8.936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1.537cm" svg:y1="10.217cm" svg:x2="20.968cm" svg:y2="11.437cm" draw:start-shape="id33" draw:start-glue-point="7" svg:d="M21537 10217l-569 1220" svg:viewBox="0 0 570 1221">
              <text:p/>
            </draw:connector>
            <draw:connector draw:style-name="gr4" draw:text-style-name="P4" draw:layer="layout" draw:type="line" svg:x1="22.599cm" svg:y1="10.217cm" svg:x2="23.168cm" svg:y2="11.437cm" draw:start-shape="id33" draw:start-glue-point="9" svg:d="M22599 10217l569 1220" svg:viewBox="0 0 570 1221">
              <text:p/>
            </draw:connector>
            <draw:custom-shape draw:style-name="gr25" draw:text-style-name="P3" draw:layer="layout" svg:width="1.5cm" svg:height="1.5cm" svg:x="16.019cm" svg:y="11.435cm">
              <text:p text:style-name="P2">A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draw:layer="layout" svg:width="1.5cm" svg:height="1.5cm" svg:x="18.218cm" svg:y="11.435cm">
              <text:p text:style-name="P2">B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draw:layer="layout" svg:width="1.5cm" svg:height="1.5cm" svg:x="20.218cm" svg:y="11.437cm">
              <text:p text:style-name="P2">C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draw:layer="layout" svg:width="1.5cm" svg:height="1.5cm" svg:x="22.417cm" svg:y="11.437cm">
              <text:p text:style-name="P2">D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6" draw:text-style-name="P6" draw:layer="layout" svg:width="0.872cm" svg:height="0.75cm" svg:x="18.246cm" svg:y="7.108cm">
              <text:p text:style-name="P5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" draw:text-style-name="P1" draw:layer="layout" svg:width="5.5cm" svg:height="1.6cm" svg:x="1.528cm" svg:y="1.516cm">
          <text:p text:style-name="P1"><text:span text:style-name="T1">Left rotation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" draw:text-style-name="P1" draw:layer="layout" svg:width="5.5cm" svg:height="1.6cm" svg:x="1.529cm" svg:y="1.493cm">
          <text:p text:style-name="P1"><text:span text:style-name="T1">Right-left rotation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svg:x1="-1.704cm" svg:y1="4.545cm" svg:x2="-5.36cm" svg:y2="5.725cm" svg:d="M-1704 4545c-2742 0-914 1180-3656 1180" svg:viewBox="0 0 3657 1181">
          <text:p/>
        </draw:connector>
        <draw:custom-shape draw:style-name="gr37" draw:text-style-name="P8" draw:layer="layout" svg:width="1.719cm" svg:height="0.75cm" svg:x="-4.591cm" svg:y="3.75cm">
          <text:p text:style-name="P7"><text:span text:style-name="T2">4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draw:layer="layout" svg:width="1.5cm" svg:height="1.5cm" svg:x="-3.803cm" svg:y="6.435cm">
          <text:p text:style-name="P1"><text:span text:style-name="T1">17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1.5cm" svg:height="1.5cm" svg:x="-3.803cm" svg:y="6.435cm">
          <text:p text:style-name="P1"><text:span text:style-name="T1">A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38" draw:text-style-name="P8" draw:layer="layout" svg:width="1.719cm" svg:height="0.75cm" svg:x="5.304cm" svg:y="14.865cm">
            <text:p text:style-name="P7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8" draw:layer="layout" svg:width="1.719cm" svg:height="0.75cm" svg:x="21.909cm" svg:y="14.865cm">
            <text:p text:style-name="P7"><text:span text:style-name="T2">c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xml:id="id34" draw:id="id34" draw:layer="layout" svg:width="1.5cm" svg:height="1.5cm" svg:x="5.424cm" svg:y="5.334cm">
            <text:p text:style-name="P1"><text:span text:style-name="T1">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xml:id="id35" draw:id="id35" draw:layer="layout" svg:width="1.5cm" svg:height="1.5cm" svg:x="6.724cm" svg:y="7.835cm">
            <text:p text:style-name="P1"><text:span text:style-name="T1">3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6.706cm" svg:y1="6.615cm" svg:x2="7.475cm" svg:y2="7.835cm" draw:start-shape="id34" draw:start-glue-point="7" draw:end-shape="id35" draw:end-glue-point="4" svg:d="M6706 6615l769 1220" svg:viewBox="0 0 770 1221">
            <text:p/>
          </draw:connector>
          <draw:connector draw:style-name="gr4" draw:text-style-name="P4" draw:layer="layout" draw:type="line" svg:x1="5.644cm" svg:y1="6.615cm" svg:x2="4.876cm" svg:y2="7.835cm" draw:start-shape="id34" draw:start-glue-point="9" draw:end-shape="id36" draw:end-glue-point="4" svg:d="M5644 6615l-768 1220" svg:viewBox="0 0 769 1221">
            <text:p/>
          </draw:connector>
          <draw:connector draw:style-name="gr4" draw:text-style-name="P4" draw:layer="layout" draw:type="line" svg:x1="7.999cm" svg:y1="9.116cm" svg:x2="8.768cm" svg:y2="10.336cm" svg:d="M7999 9116l769 1220" svg:viewBox="0 0 770 1221">
            <text:p/>
          </draw:connector>
          <draw:connector draw:style-name="gr4" draw:text-style-name="P4" draw:layer="layout" draw:type="line" svg:x1="6.937cm" svg:y1="9.116cm" svg:x2="6.169cm" svg:y2="10.336cm" svg:d="M6937 9116l-768 1220" svg:viewBox="0 0 769 1221">
            <text:p/>
          </draw:connector>
          <draw:custom-shape draw:style-name="gr25" draw:text-style-name="P9" xml:id="id36" draw:id="id36" draw:layer="layout" svg:width="1.5cm" svg:height="1.5cm" svg:x="4.125cm" svg:y="7.835cm">
            <text:p text:style-name="P1"><text:span text:style-name="T1">A</text:span></text:p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0" draw:text-style-name="P8" draw:layer="layout" svg:width="0.872cm" svg:height="0.75cm" svg:x="7.156cm" svg:y="5.709cm">
            <text:p text:style-name="P7"><text:span text:style-name="T2">+2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1" draw:text-style-name="P8" draw:layer="layout" svg:width="0.872cm" svg:height="0.75cm" svg:x="8.453cm" svg:y="8.21cm">
            <text:p text:style-name="P7"><text:span text:style-name="T2">-1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3" draw:text-style-name="P3" xml:id="id37" draw:id="id37" draw:layer="layout" svg:width="1.5cm" svg:height="1.5cm" svg:x="19.919cm" svg:y="8.934cm">
              <text:p text:style-name="P2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0.138cm" svg:y1="10.215cm" svg:x2="19.569cm" svg:y2="11.435cm" draw:start-shape="id37" draw:start-glue-point="7" svg:d="M20138 10215l-569 1220" svg:viewBox="0 0 570 1221">
              <text:p/>
            </draw:connector>
            <draw:connector draw:style-name="gr4" draw:text-style-name="P4" draw:layer="layout" draw:type="line" svg:x1="21.2cm" svg:y1="10.215cm" svg:x2="21.769cm" svg:y2="11.435cm" draw:start-shape="id37" draw:start-glue-point="9" svg:d="M21200 10215l569 1220" svg:viewBox="0 0 570 1221">
              <text:p/>
            </draw:connector>
            <draw:custom-shape draw:style-name="gr3" draw:text-style-name="P3" xml:id="id38" draw:id="id38" draw:layer="layout" svg:width="1.5cm" svg:height="1.5cm" svg:x="22.018cm" svg:y="6.733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2.237cm" svg:y1="8.014cm" svg:x2="20.669cm" svg:y2="8.934cm" draw:start-shape="id38" draw:start-glue-point="7" draw:end-shape="id37" draw:end-glue-point="4" svg:d="M22237 8014l-1568 920" svg:viewBox="0 0 1569 921">
              <text:p/>
            </draw:connector>
            <draw:connector draw:style-name="gr4" draw:text-style-name="P4" draw:layer="layout" draw:type="line" svg:x1="23.299cm" svg:y1="8.014cm" svg:x2="24.868cm" svg:y2="8.936cm" draw:start-shape="id38" draw:start-glue-point="9" draw:end-shape="id39" draw:end-glue-point="4" svg:d="M23299 8014l1569 922" svg:viewBox="0 0 1570 923">
              <text:p/>
            </draw:connector>
            <draw:custom-shape draw:style-name="gr3" draw:text-style-name="P3" xml:id="id39" draw:id="id39" draw:layer="layout" svg:width="1.5cm" svg:height="1.5cm" svg:x="24.118cm" svg:y="8.936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4.337cm" svg:y1="10.217cm" svg:x2="23.768cm" svg:y2="11.437cm" draw:start-shape="id39" draw:start-glue-point="7" svg:d="M24337 10217l-569 1220" svg:viewBox="0 0 570 1221">
              <text:p/>
            </draw:connector>
            <draw:connector draw:style-name="gr4" draw:text-style-name="P4" draw:layer="layout" draw:type="line" svg:x1="25.399cm" svg:y1="10.217cm" svg:x2="25.968cm" svg:y2="11.437cm" draw:start-shape="id39" draw:start-glue-point="9" svg:d="M25399 10217l569 1220" svg:viewBox="0 0 570 1221">
              <text:p/>
            </draw:connector>
            <draw:custom-shape draw:style-name="gr25" draw:text-style-name="P3" draw:layer="layout" svg:width="1.5cm" svg:height="1.5cm" svg:x="18.819cm" svg:y="11.435cm">
              <text:p text:style-name="P2">A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draw:layer="layout" svg:width="1.5cm" svg:height="1.5cm" svg:x="21.018cm" svg:y="11.435cm">
              <text:p text:style-name="P2">B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draw:layer="layout" svg:width="1.5cm" svg:height="1.5cm" svg:x="23.018cm" svg:y="11.437cm">
              <text:p text:style-name="P2">C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draw:layer="layout" svg:width="1.5cm" svg:height="1.5cm" svg:x="25.217cm" svg:y="11.437cm">
              <text:p text:style-name="P2">D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2" draw:text-style-name="P6" draw:layer="layout" svg:width="0.872cm" svg:height="0.75cm" svg:x="21.046cm" svg:y="7.108cm">
              <text:p text:style-name="P5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9" draw:layer="layout" svg:width="1.5cm" svg:height="1.5cm" svg:x="5.417cm" svg:y="10.337cm">
            <text:p text:style-name="P1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9" draw:layer="layout" svg:width="1.5cm" svg:height="1.5cm" svg:x="8.016cm" svg:y="10.337cm">
            <text:p text:style-name="P1"><text:span text:style-name="T1">D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4" draw:layer="layout" draw:type="line" svg:x1="5.637cm" svg:y1="11.618cm" svg:x2="4.868cm" svg:y2="12.838cm" draw:end-shape="id40" draw:end-glue-point="4" svg:d="M5637 11618l-769 1220" svg:viewBox="0 0 770 1221">
            <text:p/>
          </draw:connector>
          <draw:connector draw:style-name="gr4" draw:text-style-name="P4" draw:layer="layout" draw:type="line" svg:x1="6.699cm" svg:y1="11.618cm" svg:x2="7.467cm" svg:y2="12.838cm" draw:end-shape="id41" draw:end-glue-point="4" svg:d="M6699 11618l768 1220" svg:viewBox="0 0 769 1221">
            <text:p/>
          </draw:connector>
          <draw:custom-shape draw:style-name="gr25" draw:text-style-name="P9" xml:id="id41" draw:id="id41" draw:layer="layout" svg:width="1.5cm" svg:height="1.5cm" svg:x="6.717cm" svg:y="12.838cm">
            <text:p text:style-name="P1"><text:span text:style-name="T1">C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9" xml:id="id40" draw:id="id40" draw:layer="layout" svg:width="1.5cm" svg:height="1.5cm" svg:x="4.118cm" svg:y="12.838cm">
            <text:p text:style-name="P1"><text:span text:style-name="T1">B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3" draw:text-style-name="P8" draw:layer="layout" svg:width="1.719cm" svg:height="0.75cm" svg:x="13.314cm" svg:y="14.856cm">
            <text:p text:style-name="P7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xml:id="id42" draw:id="id42" draw:layer="layout" svg:width="1.5cm" svg:height="1.5cm" svg:x="12.126cm" svg:y="5.325cm">
              <text:p text:style-name="P2">1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43" draw:id="id43" draw:layer="layout" svg:width="1.5cm" svg:height="1.5cm" svg:x="13.426cm" svg:y="7.826cm">
              <text:p text:style-name="P2">2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3.408cm" svg:y1="6.606cm" svg:x2="14.177cm" svg:y2="7.826cm" draw:start-shape="id42" draw:start-glue-point="7" draw:end-shape="id43" draw:end-glue-point="4" svg:d="M13408 6606l769 1220" svg:viewBox="0 0 770 1221">
              <text:p/>
            </draw:connector>
            <draw:connector draw:style-name="gr4" draw:text-style-name="P4" draw:layer="layout" draw:type="line" svg:x1="12.346cm" svg:y1="6.606cm" svg:x2="11.578cm" svg:y2="7.826cm" draw:start-shape="id42" draw:start-glue-point="9" draw:end-shape="id44" draw:end-glue-point="4" svg:d="M12346 6606l-768 1220" svg:viewBox="0 0 769 1221">
              <text:p/>
            </draw:connector>
            <draw:custom-shape draw:style-name="gr3" draw:text-style-name="P3" xml:id="id45" draw:id="id45" draw:layer="layout" svg:width="1.5cm" svg:height="1.5cm" svg:x="14.72cm" svg:y="10.327cm">
              <text:p text:style-name="P2">3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4.701cm" svg:y1="9.107cm" svg:x2="15.471cm" svg:y2="10.327cm" draw:end-shape="id45" draw:end-glue-point="4" svg:d="M14701 9107l770 1220" svg:viewBox="0 0 771 1221">
              <text:p/>
            </draw:connector>
            <draw:connector draw:style-name="gr4" draw:text-style-name="P4" draw:layer="layout" draw:type="line" svg:x1="13.639cm" svg:y1="9.107cm" svg:x2="12.872cm" svg:y2="10.327cm" draw:end-shape="id46" draw:end-glue-point="4" svg:d="M13639 9107l-767 1220" svg:viewBox="0 0 768 1221">
              <text:p/>
            </draw:connector>
            <draw:custom-shape draw:style-name="gr25" draw:text-style-name="P3" xml:id="id44" draw:id="id44" draw:layer="layout" svg:width="1.5cm" svg:height="1.5cm" svg:x="10.827cm" svg:y="7.826cm">
              <text:p text:style-name="P2">A</text:p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xml:id="id46" draw:id="id46" draw:layer="layout" svg:width="1.5cm" svg:height="1.5cm" svg:x="12.121cm" svg:y="10.327cm">
              <text:p text:style-name="P2">B</text:p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4" draw:text-style-name="P4" draw:layer="layout" draw:type="line" svg:x1="16cm" svg:y1="11.608cm" svg:x2="16.77cm" svg:y2="12.828cm" draw:end-shape="id47" draw:end-glue-point="4" svg:d="M16000 11608l770 1220" svg:viewBox="0 0 771 1221">
              <text:p/>
            </draw:connector>
            <draw:connector draw:style-name="gr4" draw:text-style-name="P4" draw:layer="layout" draw:type="line" svg:x1="14.938cm" svg:y1="11.608cm" svg:x2="14.171cm" svg:y2="12.828cm" draw:end-shape="id48" draw:end-glue-point="4" svg:d="M14938 11608l-767 1220" svg:viewBox="0 0 768 1221">
              <text:p/>
            </draw:connector>
            <draw:custom-shape draw:style-name="gr25" draw:text-style-name="P3" xml:id="id48" draw:id="id48" draw:layer="layout" svg:width="1.5cm" svg:height="1.5cm" svg:x="13.42cm" svg:y="12.828cm">
              <text:p text:style-name="P2">C</text:p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xml:id="id47" draw:id="id47" draw:layer="layout" svg:width="1.5cm" svg:height="1.5cm" svg:x="16.019cm" svg:y="12.828cm">
              <text:p text:style-name="P2">D</text:p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4" draw:text-style-name="P6" draw:layer="layout" svg:width="0.872cm" svg:height="0.75cm" svg:x="13.858cm" svg:y="5.7cm">
              <text:p text:style-name="P5"><text:span text:style-name="T2">+2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5" draw:text-style-name="P6" draw:layer="layout" svg:width="0.872cm" svg:height="0.75cm" svg:x="15.155cm" svg:y="8.201cm">
              <text:p text:style-name="P5"><text:span text:style-name="T2">+1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</draw:page>
      <draw:page draw:name="page7" draw:style-name="dp1" draw:master-page-name="Default">
        <draw:custom-shape draw:style-name="gr2" draw:text-style-name="P1" draw:layer="layout" svg:width="5.5cm" svg:height="1.6cm" svg:x="1.529cm" svg:y="1.493cm">
          <text:p text:style-name="P1"><text:span text:style-name="T1">Left-right rotation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svg:x1="-1.704cm" svg:y1="4.545cm" svg:x2="-5.36cm" svg:y2="5.725cm" svg:d="M-1704 4545c-2742 0-914 1180-3656 1180" svg:viewBox="0 0 3657 1181">
          <text:p/>
        </draw:connector>
        <draw:custom-shape draw:style-name="gr46" draw:text-style-name="P6" draw:layer="layout" svg:width="1.719cm" svg:height="0.75cm" svg:x="-4.591cm" svg:y="3.75cm">
          <text:p text:style-name="P5"><text:span text:style-name="T2">4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cm" svg:height="1.5cm" svg:x="-3.803cm" svg:y="6.435cm">
          <text:p text:style-name="P2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5cm" svg:height="1.5cm" svg:x="-3.803cm" svg:y="6.435cm">
          <text:p text:style-name="P2">A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47" draw:text-style-name="P6" draw:layer="layout" svg:width="1.719cm" svg:height="0.75cm" svg:x="5.304cm" svg:y="14.865cm">
            <text:p text:style-name="P5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6" draw:layer="layout" svg:width="1.719cm" svg:height="0.75cm" svg:x="21.9cm" svg:y="14.865cm">
            <text:p text:style-name="P5"><text:span text:style-name="T2">c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49" draw:id="id49" draw:layer="layout" svg:width="1.5cm" svg:height="1.5cm" svg:x="6.71cm" svg:y="5.334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50" draw:id="id50" draw:layer="layout" svg:width="1.5cm" svg:height="1.5cm" svg:x="5.41cm" svg:y="7.835c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6.929cm" svg:y1="6.615cm" svg:x2="6.16cm" svg:y2="7.835cm" draw:start-shape="id49" draw:start-glue-point="7" draw:end-shape="id50" draw:end-glue-point="4" svg:d="M6929 6615l-769 1220" svg:viewBox="0 0 770 1221">
            <text:p/>
          </draw:connector>
          <draw:connector draw:style-name="gr4" draw:text-style-name="P4" draw:layer="layout" draw:type="line" svg:x1="7.991cm" svg:y1="6.615cm" svg:x2="8.759cm" svg:y2="7.835cm" draw:start-shape="id49" draw:start-glue-point="9" draw:end-shape="id51" draw:end-glue-point="4" svg:d="M7991 6615l768 1220" svg:viewBox="0 0 769 1221">
            <text:p/>
          </draw:connector>
          <draw:connector draw:style-name="gr4" draw:text-style-name="P4" draw:layer="layout" draw:type="line" svg:x1="5.635cm" svg:y1="9.116cm" svg:x2="4.866cm" svg:y2="10.336cm" svg:d="M5635 9116l-769 1220" svg:viewBox="0 0 770 1221">
            <text:p/>
          </draw:connector>
          <draw:connector draw:style-name="gr4" draw:text-style-name="P4" draw:layer="layout" draw:type="line" svg:x1="6.697cm" svg:y1="9.116cm" svg:x2="7.465cm" svg:y2="10.336cm" svg:d="M6697 9116l768 1220" svg:viewBox="0 0 769 1221">
            <text:p/>
          </draw:connector>
          <draw:custom-shape draw:style-name="gr25" draw:text-style-name="P3" xml:id="id51" draw:id="id51" draw:layer="layout" svg:width="1.5cm" svg:height="1.5cm" svg:x="8.009cm" svg:y="7.835cm">
            <text:p text:style-name="P2">D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6" draw:layer="layout" svg:width="0.872cm" svg:height="0.75cm" svg:x="5.606cm" svg:y="5.709cm">
            <text:p text:style-name="P5"><text:span text:style-name="T2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6" draw:layer="layout" svg:width="0.872cm" svg:height="0.75cm" svg:x="4.309cm" svg:y="8.21cm">
            <text:p text:style-name="P5"><text:span text:style-name="T2">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xml:id="id52" draw:id="id52" draw:layer="layout" svg:width="1.5cm" svg:height="1.5cm" svg:x="19.91cm" svg:y="8.934cm">
              <text:p text:style-name="P2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0.129cm" svg:y1="10.215cm" svg:x2="19.56cm" svg:y2="11.435cm" draw:start-shape="id52" draw:start-glue-point="7" svg:d="M20129 10215l-569 1220" svg:viewBox="0 0 570 1221">
              <text:p/>
            </draw:connector>
            <draw:connector draw:style-name="gr4" draw:text-style-name="P4" draw:layer="layout" draw:type="line" svg:x1="21.191cm" svg:y1="10.215cm" svg:x2="21.76cm" svg:y2="11.435cm" draw:start-shape="id52" draw:start-glue-point="9" svg:d="M21191 10215l569 1220" svg:viewBox="0 0 570 1221">
              <text:p/>
            </draw:connector>
            <draw:custom-shape draw:style-name="gr3" draw:text-style-name="P3" xml:id="id53" draw:id="id53" draw:layer="layout" svg:width="1.5cm" svg:height="1.5cm" svg:x="22.009cm" svg:y="6.733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2.228cm" svg:y1="8.014cm" svg:x2="20.66cm" svg:y2="8.934cm" draw:start-shape="id53" draw:start-glue-point="7" draw:end-shape="id52" draw:end-glue-point="4" svg:d="M22228 8014l-1568 920" svg:viewBox="0 0 1569 921">
              <text:p/>
            </draw:connector>
            <draw:connector draw:style-name="gr4" draw:text-style-name="P4" draw:layer="layout" draw:type="line" svg:x1="23.29cm" svg:y1="8.014cm" svg:x2="24.859cm" svg:y2="8.936cm" draw:start-shape="id53" draw:start-glue-point="9" draw:end-shape="id54" draw:end-glue-point="4" svg:d="M23290 8014l1569 922" svg:viewBox="0 0 1570 923">
              <text:p/>
            </draw:connector>
            <draw:custom-shape draw:style-name="gr3" draw:text-style-name="P3" xml:id="id54" draw:id="id54" draw:layer="layout" svg:width="1.5cm" svg:height="1.5cm" svg:x="24.109cm" svg:y="8.936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4.328cm" svg:y1="10.217cm" svg:x2="23.759cm" svg:y2="11.437cm" draw:start-shape="id54" draw:start-glue-point="7" svg:d="M24328 10217l-569 1220" svg:viewBox="0 0 570 1221">
              <text:p/>
            </draw:connector>
            <draw:connector draw:style-name="gr4" draw:text-style-name="P4" draw:layer="layout" draw:type="line" svg:x1="25.39cm" svg:y1="10.217cm" svg:x2="25.959cm" svg:y2="11.437cm" draw:start-shape="id54" draw:start-glue-point="9" svg:d="M25390 10217l569 1220" svg:viewBox="0 0 570 1221">
              <text:p/>
            </draw:connector>
            <draw:custom-shape draw:style-name="gr25" draw:text-style-name="P3" draw:layer="layout" svg:width="1.5cm" svg:height="1.5cm" svg:x="18.81cm" svg:y="11.435cm">
              <text:p text:style-name="P2">A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draw:layer="layout" svg:width="1.5cm" svg:height="1.5cm" svg:x="21.009cm" svg:y="11.435cm">
              <text:p text:style-name="P2">B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draw:layer="layout" svg:width="1.5cm" svg:height="1.5cm" svg:x="23.009cm" svg:y="11.437cm">
              <text:p text:style-name="P2">C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draw:layer="layout" svg:width="1.5cm" svg:height="1.5cm" svg:x="25.208cm" svg:y="11.437cm">
              <text:p text:style-name="P2">D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1" draw:text-style-name="P6" draw:layer="layout" svg:width="0.872cm" svg:height="0.75cm" svg:x="21.037cm" svg:y="7.108cm">
              <text:p text:style-name="P5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3" draw:layer="layout" svg:width="1.5cm" svg:height="1.5cm" svg:x="6.717cm" svg:y="10.337cm">
            <text:p text:style-name="P2">2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1.5cm" svg:height="1.5cm" svg:x="4.118cm" svg:y="10.337cm">
            <text:p text:style-name="P2">A</text:p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4" draw:layer="layout" draw:type="line" svg:x1="7.997cm" svg:y1="11.618cm" svg:x2="8.767cm" svg:y2="12.838cm" draw:end-shape="id55" draw:end-glue-point="4" svg:d="M7997 11618l770 1220" svg:viewBox="0 0 771 1221">
            <text:p/>
          </draw:connector>
          <draw:connector draw:style-name="gr4" draw:text-style-name="P4" draw:layer="layout" draw:type="line" svg:x1="6.935cm" svg:y1="11.618cm" svg:x2="6.168cm" svg:y2="12.838cm" draw:end-shape="id56" draw:end-glue-point="4" svg:d="M6935 11618l-767 1220" svg:viewBox="0 0 768 1221">
            <text:p/>
          </draw:connector>
          <draw:custom-shape draw:style-name="gr25" draw:text-style-name="P3" xml:id="id56" draw:id="id56" draw:layer="layout" svg:width="1.5cm" svg:height="1.5cm" svg:x="5.417cm" svg:y="12.838cm">
            <text:p text:style-name="P2">B</text:p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3" xml:id="id55" draw:id="id55" draw:layer="layout" svg:width="1.5cm" svg:height="1.5cm" svg:x="8.016cm" svg:y="12.838cm">
            <text:p text:style-name="P2">C</text:p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2" draw:text-style-name="P6" draw:layer="layout" svg:width="1.719cm" svg:height="0.75cm" svg:x="13.311cm" svg:y="14.856cm">
            <text:p text:style-name="P5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xml:id="id57" draw:id="id57" draw:layer="layout" svg:width="1.5cm" svg:height="1.5cm" svg:x="14.717cm" svg:y="5.325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58" draw:id="id58" draw:layer="layout" svg:width="1.5cm" svg:height="1.5cm" svg:x="13.417cm" svg:y="7.826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4.936cm" svg:y1="6.606cm" svg:x2="14.167cm" svg:y2="7.826cm" draw:start-shape="id57" draw:start-glue-point="7" draw:end-shape="id58" draw:end-glue-point="4" svg:d="M14936 6606l-769 1220" svg:viewBox="0 0 770 1221">
              <text:p/>
            </draw:connector>
            <draw:connector draw:style-name="gr4" draw:text-style-name="P4" draw:layer="layout" draw:type="line" svg:x1="15.998cm" svg:y1="6.606cm" svg:x2="16.766cm" svg:y2="7.826cm" draw:start-shape="id57" draw:start-glue-point="9" draw:end-shape="id59" draw:end-glue-point="4" svg:d="M15998 6606l768 1220" svg:viewBox="0 0 769 1221">
              <text:p/>
            </draw:connector>
            <draw:custom-shape draw:style-name="gr3" draw:text-style-name="P3" xml:id="id60" draw:id="id60" draw:layer="layout" svg:width="1.5cm" svg:height="1.5cm" svg:x="12.123cm" svg:y="10.327cm">
              <text:p text:style-name="P2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3.642cm" svg:y1="9.107cm" svg:x2="12.873cm" svg:y2="10.327cm" draw:end-shape="id60" draw:end-glue-point="4" svg:d="M13642 9107l-769 1220" svg:viewBox="0 0 770 1221">
              <text:p/>
            </draw:connector>
            <draw:connector draw:style-name="gr4" draw:text-style-name="P4" draw:layer="layout" draw:type="line" svg:x1="14.704cm" svg:y1="9.107cm" svg:x2="15.472cm" svg:y2="10.327cm" draw:end-shape="id61" draw:end-glue-point="4" svg:d="M14704 9107l768 1220" svg:viewBox="0 0 769 1221">
              <text:p/>
            </draw:connector>
            <draw:custom-shape draw:style-name="gr25" draw:text-style-name="P3" xml:id="id59" draw:id="id59" draw:layer="layout" svg:width="1.5cm" svg:height="1.5cm" svg:x="16.016cm" svg:y="7.826cm">
              <text:p text:style-name="P2">D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xml:id="id61" draw:id="id61" draw:layer="layout" svg:width="1.5cm" svg:height="1.5cm" svg:x="14.722cm" svg:y="10.327cm">
              <text:p text:style-name="P2">C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4" draw:text-style-name="P4" draw:layer="layout" draw:type="line" svg:x1="12.343cm" svg:y1="11.608cm" svg:x2="11.574cm" svg:y2="12.828cm" draw:end-shape="id62" draw:end-glue-point="4" svg:d="M12343 11608l-769 1220" svg:viewBox="0 0 770 1221">
              <text:p/>
            </draw:connector>
            <draw:connector draw:style-name="gr4" draw:text-style-name="P4" draw:layer="layout" draw:type="line" svg:x1="13.405cm" svg:y1="11.608cm" svg:x2="14.173cm" svg:y2="12.828cm" draw:end-shape="id63" draw:end-glue-point="4" svg:d="M13405 11608l768 1220" svg:viewBox="0 0 769 1221">
              <text:p/>
            </draw:connector>
            <draw:custom-shape draw:style-name="gr25" draw:text-style-name="P3" xml:id="id63" draw:id="id63" draw:layer="layout" svg:width="1.5cm" svg:height="1.5cm" svg:x="13.423cm" svg:y="12.828cm">
              <text:p text:style-name="P2">B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3" xml:id="id62" draw:id="id62" draw:layer="layout" svg:width="1.5cm" svg:height="1.5cm" svg:x="10.824cm" svg:y="12.828cm">
              <text:p text:style-name="P2">A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3" draw:text-style-name="P6" draw:layer="layout" svg:width="0.872cm" svg:height="0.75cm" svg:x="13.613cm" svg:y="5.7cm">
              <text:p text:style-name="P5"><text:span text:style-name="T2">-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6" draw:layer="layout" svg:width="0.872cm" svg:height="0.75cm" svg:x="12.316cm" svg:y="8.201cm">
              <text:p text:style-name="P5"><text:span text:style-name="T2">-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8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Insertion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55" draw:text-style-name="P6" draw:layer="layout" svg:width="1.719cm" svg:height="0.75cm" svg:x="8.456cm" svg:y="14.018cm">
          <text:p text:style-name="P5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draw:layer="layout" svg:width="1.719cm" svg:height="0.75cm" svg:x="18.467cm" svg:y="14.009cm">
          <text:p text:style-name="P5"><text:span text:style-name="T2">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xml:id="id64" draw:id="id64" draw:layer="layout" svg:width="1.5cm" svg:height="1.5cm" svg:x="5.863cm" svg:y="7.293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65" draw:id="id65" draw:layer="layout" svg:width="1.5cm" svg:height="1.5cm" svg:x="4.763cm" svg:y="9.794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6.082cm" svg:y1="8.574cm" svg:x2="5.513cm" svg:y2="9.794cm" draw:start-shape="id64" draw:start-glue-point="7" draw:end-shape="id65" draw:end-glue-point="4" svg:d="M6082 8574l-569 1220" svg:viewBox="0 0 570 1221">
            <text:p/>
          </draw:connector>
          <draw:custom-shape draw:style-name="gr3" draw:text-style-name="P3" xml:id="id66" draw:id="id66" draw:layer="layout" svg:width="1.5cm" svg:height="1.5cm" svg:x="7.962cm" svg:y="5.092cm">
            <text:p text:style-name="P2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8.181cm" svg:y1="6.373cm" svg:x2="6.613cm" svg:y2="7.293cm" draw:start-shape="id66" draw:start-glue-point="7" draw:end-shape="id64" draw:end-glue-point="4" svg:d="M8181 6373l-1568 920" svg:viewBox="0 0 1569 921">
            <text:p/>
          </draw:connector>
          <draw:connector draw:style-name="gr4" draw:text-style-name="P4" draw:layer="layout" draw:type="line" svg:x1="9.243cm" svg:y1="6.373cm" svg:x2="10.812cm" svg:y2="7.295cm" draw:start-shape="id66" draw:start-glue-point="9" draw:end-shape="id67" draw:end-glue-point="4" svg:d="M9243 6373l1569 922" svg:viewBox="0 0 1570 923">
            <text:p/>
          </draw:connector>
          <draw:custom-shape draw:style-name="gr3" draw:text-style-name="P3" xml:id="id67" draw:id="id67" draw:layer="layout" svg:width="1.5cm" svg:height="1.5cm" svg:x="10.062cm" svg:y="7.295cm">
            <text:p text:style-name="P2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68" draw:id="id68" draw:layer="layout" svg:width="1.5cm" svg:height="1.5cm" svg:x="11.161cm" svg:y="9.796cm">
            <text:p text:style-name="P2">9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1.343cm" svg:y1="8.576cm" svg:x2="11.912cm" svg:y2="9.796cm" draw:start-shape="id67" draw:start-glue-point="9" draw:end-shape="id68" draw:end-glue-point="4" svg:d="M11343 8576l569 1220" svg:viewBox="0 0 570 1221">
            <text:p/>
          </draw:connector>
          <draw:custom-shape draw:style-name="gr3" draw:text-style-name="P3" xml:id="id69" draw:id="id69" draw:layer="layout" svg:width="1.5cm" svg:height="1.5cm" svg:x="10.063cm" svg:y="12.297cm">
            <text:p text:style-name="P2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1.382cm" svg:y1="11.077cm" svg:x2="10.813cm" svg:y2="12.297cm" draw:end-shape="id69" draw:end-glue-point="4" svg:d="M11382 11077l-569 1220" svg:viewBox="0 0 570 1221">
            <text:p/>
          </draw:connector>
          <draw:connector draw:style-name="gr4" draw:text-style-name="P4" draw:layer="layout" draw:type="curve" svg:x1="11.562cm" svg:y1="8.045cm" svg:x2="12.443cm" svg:y2="10.015cm" draw:start-shape="id67" draw:start-glue-point="10" draw:end-shape="id68" draw:end-glue-point="5" svg:d="M11562 8045c588 0 881 656 881 1970" svg:viewBox="0 0 882 1971">
            <text:p/>
          </draw:connector>
          <draw:connector draw:style-name="gr4" draw:text-style-name="P4" draw:layer="layout" draw:type="curve" svg:x1="9.462cm" svg:y1="5.842cm" svg:x2="11.343cm" svg:y2="7.514cm" draw:start-shape="id66" draw:start-glue-point="10" draw:end-shape="id67" draw:end-glue-point="11" svg:d="M9462 5842c1254 0 1881 557 1881 1672" svg:viewBox="0 0 1882 1673">
            <text:p/>
          </draw:connector>
          <draw:custom-shape draw:style-name="gr57" draw:text-style-name="P6" draw:layer="layout" svg:width="1.719cm" svg:height="0.75cm" svg:x="9.889cm" svg:y="5.092cm">
            <text:p text:style-name="P5"><text:span text:style-name="T2">8 &gt; 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" draw:layer="layout" svg:width="1.719cm" svg:height="0.75cm" svg:x="12.148cm" svg:y="7.662cm">
            <text:p text:style-name="P5"><text:span text:style-name="T2">8 &g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4" draw:layer="layout" draw:type="curve" svg:x1="11.161cm" svg:y1="10.546cm" svg:x2="10.282cm" svg:y2="12.516cm" draw:start-shape="id68" draw:start-glue-point="10" draw:end-shape="id69" draw:end-glue-point="5" svg:d="M11161 10546c-586 0-879 656-879 1970" svg:viewBox="0 0 880 1971">
            <text:p/>
          </draw:connector>
          <draw:custom-shape draw:style-name="gr59" draw:text-style-name="P6" draw:layer="layout" svg:width="1.719cm" svg:height="0.75cm" svg:x="8.563cm" svg:y="11.124cm">
            <text:p text:style-name="P5"><text:span text:style-name="T2">8 &lt; 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6" draw:layer="layout" svg:width="0.68cm" svg:height="0.75cm" svg:x="11.681cm" svg:y="12.672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6" draw:layer="layout" svg:width="0.68cm" svg:height="0.75cm" svg:x="12.801cm" svg:y="10.171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6" draw:layer="layout" svg:width="0.68cm" svg:height="0.75cm" svg:x="9.268cm" svg:y="7.67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3" xml:id="id70" draw:id="id70" draw:layer="layout" svg:width="1.5cm" svg:height="1.5cm" svg:x="16.086cm" svg:y="7.294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71" draw:id="id71" draw:layer="layout" svg:width="1.5cm" svg:height="1.5cm" svg:x="14.986cm" svg:y="9.795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6.305cm" svg:y1="8.575cm" svg:x2="15.736cm" svg:y2="9.795cm" draw:start-shape="id70" draw:start-glue-point="7" draw:end-shape="id71" draw:end-glue-point="4" svg:d="M16305 8575l-569 1220" svg:viewBox="0 0 570 1221">
            <text:p/>
          </draw:connector>
          <draw:custom-shape draw:style-name="gr3" draw:text-style-name="P3" xml:id="id72" draw:id="id72" draw:layer="layout" svg:width="1.5cm" svg:height="1.5cm" svg:x="18.185cm" svg:y="5.093cm">
            <text:p text:style-name="P2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8.404cm" svg:y1="6.374cm" svg:x2="16.836cm" svg:y2="7.294cm" draw:start-shape="id72" draw:start-glue-point="7" draw:end-shape="id70" draw:end-glue-point="4" svg:d="M18404 6374l-1568 920" svg:viewBox="0 0 1569 921">
            <text:p/>
          </draw:connector>
          <draw:connector draw:style-name="gr4" draw:text-style-name="P4" draw:layer="layout" draw:type="line" svg:x1="19.466cm" svg:y1="6.374cm" svg:x2="21.035cm" svg:y2="7.296cm" draw:start-shape="id72" draw:start-glue-point="9" draw:end-shape="id73" draw:end-glue-point="4" svg:d="M19466 6374l1569 922" svg:viewBox="0 0 1570 923">
            <text:p/>
          </draw:connector>
          <draw:custom-shape draw:style-name="gr3" draw:text-style-name="P3" xml:id="id73" draw:id="id73" draw:layer="layout" svg:width="1.5cm" svg:height="1.5cm" svg:x="20.285cm" svg:y="7.296cm">
            <text:p text:style-name="P2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74" draw:id="id74" draw:layer="layout" svg:width="1.5cm" svg:height="1.5cm" svg:x="19.184cm" svg:y="9.797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20.503cm" svg:y1="8.577cm" svg:x2="19.934cm" svg:y2="9.797cm" draw:end-shape="id74" draw:end-glue-point="4" svg:d="M20503 8577l-569 1220" svg:viewBox="0 0 570 1221">
            <text:p/>
          </draw:connector>
          <draw:custom-shape draw:style-name="gr3" draw:text-style-name="P3" xml:id="id75" draw:id="id75" draw:layer="layout" svg:width="1.5cm" svg:height="1.5cm" svg:x="21.383cm" svg:y="9.797cm">
            <text:p text:style-name="P2">4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21.565cm" svg:y1="8.577cm" svg:x2="22.134cm" svg:y2="9.797cm" draw:end-shape="id75" draw:end-glue-point="4" svg:d="M21565 8577l569 1220" svg:viewBox="0 0 570 1221">
            <text:p/>
          </draw:connector>
          <draw:custom-shape draw:style-name="gr63" draw:text-style-name="P6" draw:layer="layout" svg:width="0.68cm" svg:height="0.75cm" svg:x="18.383cm" svg:y="10.172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6" draw:layer="layout" svg:width="0.68cm" svg:height="0.75cm" svg:x="22.987cm" svg:y="10.172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6" draw:layer="layout" svg:width="0.68cm" svg:height="0.75cm" svg:x="21.893cm" svg:y="7.671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0" draw:style-name="dp1" draw:master-page-name="Default">
        <draw:custom-shape draw:style-name="gr3" draw:text-style-name="P3" xml:id="id76" draw:id="id76" draw:layer="layout" svg:width="1.5cm" svg:height="1.5cm" svg:x="11.398cm" svg:y="8.34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7" draw:id="id77" draw:layer="layout" svg:width="1.5cm" svg:height="1.5cm" svg:x="10.298cm" svg:y="10.8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17cm" svg:y1="9.63cm" svg:x2="11.048cm" svg:y2="10.85cm" draw:start-shape="id76" draw:start-glue-point="7" draw:end-shape="id77" draw:end-glue-point="4" svg:d="M11617 9630l-569 1220" svg:viewBox="0 0 570 1221">
          <text:p/>
        </draw:connector>
        <draw:custom-shape draw:style-name="gr3" draw:text-style-name="P3" xml:id="id78" draw:id="id78" draw:layer="layout" svg:width="1.5cm" svg:height="1.5cm" svg:x="13.497cm" svg:y="6.148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3.716cm" svg:y1="7.429cm" svg:x2="12.148cm" svg:y2="8.349cm" draw:start-shape="id78" draw:start-glue-point="7" draw:end-shape="id76" draw:end-glue-point="4" svg:d="M13716 7429l-1568 920" svg:viewBox="0 0 1569 921">
          <text:p/>
        </draw:connector>
        <draw:connector draw:style-name="gr4" draw:text-style-name="P4" draw:layer="layout" draw:type="line" svg:x1="14.778cm" svg:y1="7.429cm" svg:x2="16.347cm" svg:y2="8.351cm" draw:start-shape="id78" draw:start-glue-point="9" draw:end-shape="id79" draw:end-glue-point="4" svg:d="M14778 7429l1569 922" svg:viewBox="0 0 1570 923">
          <text:p/>
        </draw:connector>
        <draw:custom-shape draw:style-name="gr3" draw:text-style-name="P3" xml:id="id79" draw:id="id79" draw:layer="layout" svg:width="1.5cm" svg:height="1.5cm" svg:x="15.597cm" svg:y="8.351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0" draw:id="id80" draw:layer="layout" svg:width="1.5cm" svg:height="1.5cm" svg:x="16.696cm" svg:y="10.852cm">
          <text:p text:style-name="P2">9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6.878cm" svg:y1="9.632cm" svg:x2="17.447cm" svg:y2="10.852cm" draw:start-shape="id79" draw:start-glue-point="9" draw:end-shape="id80" draw:end-glue-point="4" svg:d="M16878 9632l569 1220" svg:viewBox="0 0 570 1221">
          <text:p/>
        </draw:connector>
        <draw:custom-shape draw:style-name="gr3" draw:text-style-name="P3" xml:id="id81" draw:id="id81" draw:layer="layout" svg:width="1.5cm" svg:height="1.5cm" svg:x="15.598cm" svg:y="13.353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6.917cm" svg:y1="12.133cm" svg:x2="16.348cm" svg:y2="13.353cm" draw:end-shape="id81" draw:end-glue-point="4" svg:d="M16917 12133l-569 1220" svg:viewBox="0 0 570 1221">
          <text:p/>
        </draw:connector>
        <draw:custom-shape draw:style-name="gr66" draw:text-style-name="P6" draw:layer="layout" svg:width="0.68cm" svg:height="0.75cm" svg:x="17.216cm" svg:y="13.728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draw:layer="layout" svg:width="0.68cm" svg:height="0.75cm" svg:x="18.336cm" svg:y="11.227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" draw:layer="layout" svg:width="0.68cm" svg:height="0.75cm" svg:x="14.803cm" svg:y="8.726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g>
          <draw:custom-shape draw:style-name="gr3" draw:text-style-name="P3" xml:id="id82" draw:id="id82" draw:layer="layout" svg:width="1.5cm" svg:height="1.5cm" svg:x="11.398cm" svg:y="8.349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83" draw:id="id83" draw:layer="layout" svg:width="1.5cm" svg:height="1.5cm" svg:x="10.298cm" svg:y="10.85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1.617cm" svg:y1="9.63cm" svg:x2="11.048cm" svg:y2="10.85cm" draw:start-shape="id82" draw:start-glue-point="7" draw:end-shape="id83" draw:end-glue-point="4" svg:d="M11617 9630l-569 1220" svg:viewBox="0 0 570 1221">
            <text:p/>
          </draw:connector>
          <draw:custom-shape draw:style-name="gr3" draw:text-style-name="P3" xml:id="id84" draw:id="id84" draw:layer="layout" svg:width="1.5cm" svg:height="1.5cm" svg:x="13.497cm" svg:y="6.148cm">
            <text:p text:style-name="P2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3.716cm" svg:y1="7.429cm" svg:x2="12.148cm" svg:y2="8.349cm" draw:start-shape="id84" draw:start-glue-point="7" draw:end-shape="id82" draw:end-glue-point="4" svg:d="M13716 7429l-1568 920" svg:viewBox="0 0 1569 921">
            <text:p/>
          </draw:connector>
          <draw:connector draw:style-name="gr4" draw:text-style-name="P4" draw:layer="layout" draw:type="line" svg:x1="14.778cm" svg:y1="7.429cm" svg:x2="16.347cm" svg:y2="8.351cm" draw:start-shape="id84" draw:start-glue-point="9" draw:end-shape="id85" draw:end-glue-point="4" svg:d="M14778 7429l1569 922" svg:viewBox="0 0 1570 923">
            <text:p/>
          </draw:connector>
          <draw:custom-shape draw:style-name="gr3" draw:text-style-name="P3" xml:id="id85" draw:id="id85" draw:layer="layout" svg:width="1.5cm" svg:height="1.5cm" svg:x="15.597cm" svg:y="8.351cm">
            <text:p text:style-name="P2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86" draw:id="id86" draw:layer="layout" svg:width="1.5cm" svg:height="1.5cm" svg:x="16.696cm" svg:y="10.852cm">
            <text:p text:style-name="P2">9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6.878cm" svg:y1="9.632cm" svg:x2="17.447cm" svg:y2="10.852cm" draw:start-shape="id85" draw:start-glue-point="9" draw:end-shape="id86" draw:end-glue-point="4" svg:d="M16878 9632l569 1220" svg:viewBox="0 0 570 1221">
            <text:p/>
          </draw:connector>
          <draw:custom-shape draw:style-name="gr3" draw:text-style-name="P3" xml:id="id87" draw:id="id87" draw:layer="layout" svg:width="1.5cm" svg:height="1.5cm" svg:x="15.598cm" svg:y="13.353cm">
            <text:p text:style-name="P2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6.917cm" svg:y1="12.133cm" svg:x2="16.348cm" svg:y2="13.353cm" draw:end-shape="id87" draw:end-glue-point="4" svg:d="M16917 12133l-569 1220" svg:viewBox="0 0 570 1221">
            <text:p/>
          </draw:connector>
          <draw:connector draw:style-name="gr4" draw:text-style-name="P4" draw:layer="layout" draw:type="curve" svg:x1="17.097cm" svg:y1="9.101cm" svg:x2="17.978cm" svg:y2="11.071cm" draw:start-shape="id85" draw:start-glue-point="10" draw:end-shape="id86" draw:end-glue-point="5" svg:d="M17097 9101c588 0 881 656 881 1970" svg:viewBox="0 0 882 1971">
            <text:p/>
          </draw:connector>
          <draw:connector draw:style-name="gr4" draw:text-style-name="P4" draw:layer="layout" draw:type="curve" svg:x1="14.997cm" svg:y1="6.898cm" svg:x2="16.878cm" svg:y2="8.57cm" draw:start-shape="id84" draw:start-glue-point="10" draw:end-shape="id85" draw:end-glue-point="11" svg:d="M14997 6898c1254 0 1881 557 1881 1672" svg:viewBox="0 0 1882 1673">
            <text:p/>
          </draw:connector>
          <draw:custom-shape draw:style-name="gr69" draw:text-style-name="P6" draw:layer="layout" svg:width="1.719cm" svg:height="0.75cm" svg:x="15.424cm" svg:y="6.148cm">
            <text:p text:style-name="P5"><text:span text:style-name="T2">8 &gt; 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" draw:layer="layout" svg:width="1.719cm" svg:height="0.75cm" svg:x="17.683cm" svg:y="8.718cm">
            <text:p text:style-name="P5"><text:span text:style-name="T2">8 &g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4" draw:layer="layout" draw:type="curve" svg:x1="16.696cm" svg:y1="11.602cm" svg:x2="15.817cm" svg:y2="13.572cm" draw:start-shape="id86" draw:start-glue-point="10" draw:end-shape="id87" draw:end-glue-point="5" svg:d="M16696 11602c-586 0-879 656-879 1970" svg:viewBox="0 0 880 1971">
            <text:p/>
          </draw:connector>
          <draw:custom-shape draw:style-name="gr71" draw:text-style-name="P6" draw:layer="layout" svg:width="1.719cm" svg:height="0.75cm" svg:x="14.098cm" svg:y="12.18cm">
            <text:p text:style-name="P5"><text:span text:style-name="T2">8 &lt; 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6" draw:layer="layout" svg:width="0.68cm" svg:height="0.75cm" svg:x="17.216cm" svg:y="13.728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6" draw:layer="layout" svg:width="0.68cm" svg:height="0.75cm" svg:x="18.336cm" svg:y="11.227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6" draw:layer="layout" svg:width="0.68cm" svg:height="0.75cm" svg:x="14.803cm" svg:y="8.726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draw:g>
          <draw:custom-shape draw:style-name="gr3" draw:text-style-name="P3" xml:id="id88" draw:id="id88" draw:layer="layout" svg:width="1.5cm" svg:height="1.5cm" svg:x="11.398cm" svg:y="8.349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89" draw:id="id89" draw:layer="layout" svg:width="1.5cm" svg:height="1.5cm" svg:x="10.298cm" svg:y="10.85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1.617cm" svg:y1="9.63cm" svg:x2="11.048cm" svg:y2="10.85cm" draw:start-shape="id88" draw:start-glue-point="7" draw:end-shape="id89" draw:end-glue-point="4" svg:d="M11617 9630l-569 1220" svg:viewBox="0 0 570 1221">
            <text:p/>
          </draw:connector>
          <draw:custom-shape draw:style-name="gr3" draw:text-style-name="P3" xml:id="id90" draw:id="id90" draw:layer="layout" svg:width="1.5cm" svg:height="1.5cm" svg:x="13.497cm" svg:y="6.148cm">
            <text:p text:style-name="P2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3.716cm" svg:y1="7.429cm" svg:x2="12.148cm" svg:y2="8.349cm" draw:start-shape="id90" draw:start-glue-point="7" draw:end-shape="id88" draw:end-glue-point="4" svg:d="M13716 7429l-1568 920" svg:viewBox="0 0 1569 921">
            <text:p/>
          </draw:connector>
          <draw:connector draw:style-name="gr4" draw:text-style-name="P4" draw:layer="layout" draw:type="line" svg:x1="14.778cm" svg:y1="7.429cm" svg:x2="16.347cm" svg:y2="8.351cm" draw:start-shape="id90" draw:start-glue-point="9" draw:end-shape="id91" draw:end-glue-point="4" svg:d="M14778 7429l1569 922" svg:viewBox="0 0 1570 923">
            <text:p/>
          </draw:connector>
          <draw:custom-shape draw:style-name="gr3" draw:text-style-name="P3" xml:id="id91" draw:id="id91" draw:layer="layout" svg:width="1.5cm" svg:height="1.5cm" svg:x="15.597cm" svg:y="8.351cm">
            <text:p text:style-name="P2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92" draw:id="id92" draw:layer="layout" svg:width="1.5cm" svg:height="1.5cm" svg:x="16.696cm" svg:y="10.852cm">
            <text:p text:style-name="P2">9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6.878cm" svg:y1="9.632cm" svg:x2="17.447cm" svg:y2="10.852cm" draw:start-shape="id91" draw:start-glue-point="9" draw:end-shape="id92" draw:end-glue-point="4" svg:d="M16878 9632l569 1220" svg:viewBox="0 0 570 1221">
            <text:p/>
          </draw:connector>
          <draw:custom-shape draw:style-name="gr3" draw:text-style-name="P3" xml:id="id93" draw:id="id93" draw:layer="layout" svg:width="1.5cm" svg:height="1.5cm" svg:x="15.598cm" svg:y="13.353cm">
            <text:p text:style-name="P2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6.917cm" svg:y1="12.133cm" svg:x2="16.348cm" svg:y2="13.353cm" draw:end-shape="id93" draw:end-glue-point="4" svg:d="M16917 12133l-569 1220" svg:viewBox="0 0 570 1221">
            <text:p/>
          </draw:connector>
          <draw:connector draw:style-name="gr4" draw:text-style-name="P4" draw:layer="layout" draw:type="curve" svg:x1="17.097cm" svg:y1="9.101cm" svg:x2="17.978cm" svg:y2="11.071cm" draw:start-shape="id91" draw:start-glue-point="10" draw:end-shape="id92" draw:end-glue-point="5" svg:d="M17097 9101c588 0 881 656 881 1970" svg:viewBox="0 0 882 1971">
            <text:p/>
          </draw:connector>
          <draw:connector draw:style-name="gr4" draw:text-style-name="P4" draw:layer="layout" draw:type="curve" svg:x1="14.997cm" svg:y1="6.898cm" svg:x2="16.878cm" svg:y2="8.57cm" draw:start-shape="id90" draw:start-glue-point="10" draw:end-shape="id91" draw:end-glue-point="11" svg:d="M14997 6898c1254 0 1881 557 1881 1672" svg:viewBox="0 0 1882 1673">
            <text:p/>
          </draw:connector>
          <draw:custom-shape draw:style-name="gr75" draw:text-style-name="P6" draw:layer="layout" svg:width="1.719cm" svg:height="0.75cm" svg:x="15.424cm" svg:y="6.148cm">
            <text:p text:style-name="P5"><text:span text:style-name="T2">8 &gt; 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6" draw:layer="layout" svg:width="1.719cm" svg:height="0.75cm" svg:x="17.683cm" svg:y="8.718cm">
            <text:p text:style-name="P5"><text:span text:style-name="T2">8 &g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4" draw:layer="layout" draw:type="curve" svg:x1="16.696cm" svg:y1="11.602cm" svg:x2="15.817cm" svg:y2="13.572cm" draw:start-shape="id92" draw:start-glue-point="10" draw:end-shape="id93" draw:end-glue-point="5" svg:d="M16696 11602c-586 0-879 656-879 1970" svg:viewBox="0 0 880 1971">
            <text:p/>
          </draw:connector>
          <draw:custom-shape draw:style-name="gr77" draw:text-style-name="P6" draw:layer="layout" svg:width="1.719cm" svg:height="0.75cm" svg:x="14.098cm" svg:y="12.18cm">
            <text:p text:style-name="P5"><text:span text:style-name="T2">8 &lt; 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" draw:layer="layout" svg:width="0.68cm" svg:height="0.75cm" svg:x="17.216cm" svg:y="13.728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6" draw:layer="layout" svg:width="0.68cm" svg:height="0.75cm" svg:x="18.336cm" svg:y="11.227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6" draw:layer="layout" svg:width="0.68cm" svg:height="0.75cm" svg:x="14.803cm" svg:y="8.726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3" draw:style-name="dp1" draw:master-page-name="Default">
        <draw:g>
          <draw:custom-shape draw:style-name="gr3" draw:text-style-name="P3" xml:id="id94" draw:id="id94" draw:layer="layout" svg:width="1.5cm" svg:height="1.5cm" svg:x="11.398cm" svg:y="8.349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95" draw:id="id95" draw:layer="layout" svg:width="1.5cm" svg:height="1.5cm" svg:x="10.298cm" svg:y="10.85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1.617cm" svg:y1="9.63cm" svg:x2="11.048cm" svg:y2="10.85cm" draw:start-shape="id94" draw:start-glue-point="7" draw:end-shape="id95" draw:end-glue-point="4" svg:d="M11617 9630l-569 1220" svg:viewBox="0 0 570 1221">
            <text:p/>
          </draw:connector>
          <draw:custom-shape draw:style-name="gr3" draw:text-style-name="P3" xml:id="id96" draw:id="id96" draw:layer="layout" svg:width="1.5cm" svg:height="1.5cm" svg:x="13.497cm" svg:y="6.148cm">
            <text:p text:style-name="P2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3.716cm" svg:y1="7.429cm" svg:x2="12.148cm" svg:y2="8.349cm" draw:start-shape="id96" draw:start-glue-point="7" draw:end-shape="id94" draw:end-glue-point="4" svg:d="M13716 7429l-1568 920" svg:viewBox="0 0 1569 921">
            <text:p/>
          </draw:connector>
          <draw:connector draw:style-name="gr4" draw:text-style-name="P4" draw:layer="layout" draw:type="line" svg:x1="14.778cm" svg:y1="7.429cm" svg:x2="16.347cm" svg:y2="8.351cm" draw:start-shape="id96" draw:start-glue-point="9" draw:end-shape="id97" draw:end-glue-point="4" svg:d="M14778 7429l1569 922" svg:viewBox="0 0 1570 923">
            <text:p/>
          </draw:connector>
          <draw:custom-shape draw:style-name="gr3" draw:text-style-name="P3" xml:id="id97" draw:id="id97" draw:layer="layout" svg:width="1.5cm" svg:height="1.5cm" svg:x="15.597cm" svg:y="8.351cm">
            <text:p text:style-name="P2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98" draw:id="id98" draw:layer="layout" svg:width="1.5cm" svg:height="1.5cm" svg:x="16.696cm" svg:y="10.852cm">
            <text:p text:style-name="P2">9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6.878cm" svg:y1="9.632cm" svg:x2="17.447cm" svg:y2="10.852cm" draw:start-shape="id97" draw:start-glue-point="9" draw:end-shape="id98" draw:end-glue-point="4" svg:d="M16878 9632l569 1220" svg:viewBox="0 0 570 1221">
            <text:p/>
          </draw:connector>
          <draw:custom-shape draw:style-name="gr3" draw:text-style-name="P3" xml:id="id99" draw:id="id99" draw:layer="layout" svg:width="1.5cm" svg:height="1.5cm" svg:x="15.598cm" svg:y="13.353cm">
            <text:p text:style-name="P2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6.917cm" svg:y1="12.133cm" svg:x2="16.348cm" svg:y2="13.353cm" draw:end-shape="id99" draw:end-glue-point="4" svg:d="M16917 12133l-569 1220" svg:viewBox="0 0 570 1221">
            <text:p/>
          </draw:connector>
          <draw:connector draw:style-name="gr4" draw:text-style-name="P4" draw:layer="layout" draw:type="curve" svg:x1="17.097cm" svg:y1="9.101cm" svg:x2="17.978cm" svg:y2="11.071cm" draw:start-shape="id97" draw:start-glue-point="10" draw:end-shape="id98" draw:end-glue-point="5" svg:d="M17097 9101c588 0 881 656 881 1970" svg:viewBox="0 0 882 1971">
            <text:p/>
          </draw:connector>
          <draw:connector draw:style-name="gr4" draw:text-style-name="P4" draw:layer="layout" draw:type="curve" svg:x1="14.997cm" svg:y1="6.898cm" svg:x2="16.878cm" svg:y2="8.57cm" draw:start-shape="id96" draw:start-glue-point="10" draw:end-shape="id97" draw:end-glue-point="11" svg:d="M14997 6898c1254 0 1881 557 1881 1672" svg:viewBox="0 0 1882 1673">
            <text:p/>
          </draw:connector>
          <draw:custom-shape draw:style-name="gr81" draw:text-style-name="P6" draw:layer="layout" svg:width="1.719cm" svg:height="0.75cm" svg:x="15.424cm" svg:y="6.148cm">
            <text:p text:style-name="P5"><text:span text:style-name="T2">8 &gt; 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6" draw:layer="layout" svg:width="1.719cm" svg:height="0.75cm" svg:x="17.683cm" svg:y="8.718cm">
            <text:p text:style-name="P5"><text:span text:style-name="T2">8 &g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4" draw:layer="layout" draw:type="curve" svg:x1="16.696cm" svg:y1="11.602cm" svg:x2="15.817cm" svg:y2="13.572cm" draw:start-shape="id98" draw:start-glue-point="10" draw:end-shape="id99" draw:end-glue-point="5" svg:d="M16696 11602c-586 0-879 656-879 1970" svg:viewBox="0 0 880 1971">
            <text:p/>
          </draw:connector>
          <draw:custom-shape draw:style-name="gr83" draw:text-style-name="P6" draw:layer="layout" svg:width="1.719cm" svg:height="0.75cm" svg:x="14.098cm" svg:y="12.18cm">
            <text:p text:style-name="P5"><text:span text:style-name="T2">8 &lt; 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6" draw:layer="layout" svg:width="0.68cm" svg:height="0.75cm" svg:x="17.216cm" svg:y="13.728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6" draw:layer="layout" svg:width="0.68cm" svg:height="0.75cm" svg:x="18.336cm" svg:y="11.227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6" draw:layer="layout" svg:width="0.68cm" svg:height="0.75cm" svg:x="14.803cm" svg:y="8.726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4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Deletion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9T19:42:25.610000000</dc:date>
    <meta:editing-duration>P2DT22H17M37S</meta:editing-duration>
    <meta:editing-cycles>176</meta:editing-cycles>
    <meta:generator>LibreOffice/6.4.5.2$Windows_X86_64 LibreOffice_project/a726b36747cf2001e06b58ad5db1aa3a9a1872d6</meta:generator>
    <meta:document-statistic meta:object-count="353"/>
  </office:meta>
</office:document-meta>
</file>